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b2b2b2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office:value-type="string" calcext:value-type="string">
            <text:p>alpha</text:p>
          </table:table-cell>
          <table:table-cell table:style-name="ce2" office:value-type="float" office:value="0.125" calcext:value-type="float">
            <text:p>0.125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office:value-type="string" calcext:value-type="string">
            <text:p>beta</text:p>
          </table:table-cell>
          <table:table-cell table:style-name="ce2" office:value-type="float" office:value="0.25" calcext:value-type="float">
            <text:p>0.25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EstimatedRTT</text:p>
          </table:table-cell>
          <table:table-cell office:value-type="string" calcext:value-type="string">
            <text:p>DevRTT</text:p>
          </table:table-cell>
          <table:table-cell table:style-name="ce1" office:value-type="string" calcext:value-type="string">
            <text:p>SampleRTT</text:p>
          </table:table-cell>
          <table:table-cell office:value-type="string" calcext:value-type="string">
            <text:p>Timeo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-[.C2])*[.B7]+[.C2]*[.D8]" office:value-type="float" office:value="322.5" calcext:value-type="float">
            <text:p>322.5</text:p>
          </table:table-cell>
          <table:table-cell table:formula="of:=(1-[.C3])*[.C7] + [.C3]* ABS([.D8] - [.B7])"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table:formula="of:= [.B8] + [.C8]*4" office:value-type="float" office:value="546.5" calcext:value-type="float">
            <text:p>546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-[.C2])*[.B8]+[.C2]*[.D9]" office:value-type="float" office:value="309.6875" calcext:value-type="float">
            <text:p>309.6875</text:p>
          </table:table-cell>
          <table:table-cell table:formula="of:=(1-[.C3])*[.C8] + [.C3]* ABS([.D9] - [.B8])" office:value-type="float" office:value="67.625" calcext:value-type="float">
            <text:p>67.625</text:p>
          </table:table-cell>
          <table:table-cell office:value-type="float" office:value="220" calcext:value-type="float">
            <text:p>220</text:p>
          </table:table-cell>
          <table:table-cell table:formula="of:= [.B9] + [.C9]*4" office:value-type="float" office:value="580.1875" calcext:value-type="float">
            <text:p>580.18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-[.C2])*[.B9]+[.C2]*[.D10]" office:value-type="float" office:value="308.4765625" calcext:value-type="float">
            <text:p>308.4765625</text:p>
          </table:table-cell>
          <table:table-cell table:formula="of:=(1-[.C3])*[.C9] + [.C3]* ABS([.D10] - [.B9])" office:value-type="float" office:value="53.140625" calcext:value-type="float">
            <text:p>53.140625</text:p>
          </table:table-cell>
          <table:table-cell office:value-type="float" office:value="300" calcext:value-type="float">
            <text:p>300</text:p>
          </table:table-cell>
          <table:table-cell table:formula="of:= [.B10] + [.C10]*4" office:value-type="float" office:value="521.0390625" calcext:value-type="float">
            <text:p>521.0390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-[.C2])*[.B10]+[.C2]*[.D11]" office:value-type="string" office:string-value="" calcext:value-type="error">
            <text:p>#VALUE!</text:p>
          </table:table-cell>
          <table:table-cell table:formula="of:=(1-[.C3])*[.C10] + [.C3]* ABS([.D11] - [.B10])" office:value-type="string" office:string-value="" calcext:value-type="error">
            <text:p>#VALUE!</text:p>
          </table:table-cell>
          <table:table-cell office:value-type="string" calcext:value-type="string">
            <text:p>#</text:p>
          </table:table-cell>
          <table:table-cell table:formula="of:= [.B11] + [.C11]*4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-[.C2])*[.B11]+[.C2]*[.D12]" office:value-type="string" office:string-value="" calcext:value-type="error">
            <text:p>#VALUE!</text:p>
          </table:table-cell>
          <table:table-cell table:formula="of:=(1-[.C3])*[.C11] + [.C3]* ABS([.D12] - [.B11])" office:value-type="string" office:string-value="" calcext:value-type="error">
            <text:p>#VALUE!</text:p>
          </table:table-cell>
          <table:table-cell office:value-type="string" calcext:value-type="string">
            <text:p>#</text:p>
          </table:table-cell>
          <table:table-cell table:formula="of:= [.B12] + [.C12]*4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-[.C2])*[.B12]+[.C2]*[.D13]" office:value-type="string" office:string-value="" calcext:value-type="error">
            <text:p>#VALUE!</text:p>
          </table:table-cell>
          <table:table-cell table:formula="of:=(1-[.C3])*[.C12] + [.C3]* ABS([.D13] - [.B12])" office:value-type="string" office:string-value="" calcext:value-type="error">
            <text:p>#VALUE!</text:p>
          </table:table-cell>
          <table:table-cell office:value-type="string" calcext:value-type="string">
            <text:p>#</text:p>
          </table:table-cell>
          <table:table-cell table:formula="of:= [.B13] + [.C13]*4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2:05:09.056962678</meta:creation-date>
    <dc:date>2021-05-19T12:36:00.140340717</dc:date>
    <meta:editing-duration>PT9M20S</meta:editing-duration>
    <meta:editing-cycles>2</meta:editing-cycles>
    <meta:generator>LibreOffice/6.4.7.2$Linux_X86_64 LibreOffice_project/40$Build-2</meta:generator>
    <meta:document-statistic meta:table-count="1" meta:cell-count="46" meta:object-count="0"/>
  </office:meta>
</office:document-meta>
</file>